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  <style:style style:name="T30" style:family="text">
      <style:text-properties officeooo:rsid="011d45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25">Vendredi 02 juin</text:p>
      <text:p text:style-name="P25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26">Lundi 05 juin</text:p>
      <text:p text:style-name="P26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27">Mardi 06 juin</text:p>
      <text:p text:style-name="P27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2">TOTAL : 7h</text:p>
      <text:p text:style-name="P14"/>
      <text:p text:style-name="P28">Mercredi 7 juin</text:p>
      <text:p text:style-name="P28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3">TOTAL : 7h</text:p>
      <text:p text:style-name="P16"/>
      <text:p text:style-name="P29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4">TOTAL : 7h</text:p>
      <text:p text:style-name="P17"/>
      <text:p text:style-name="P30">Vendredi 9 juin</text:p>
      <text:p text:style-name="P30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1">TOTAL : 6h30</text:p>
      <text:p text:style-name="P20"/>
      <text:p text:style-name="P31">Lundi 12 juin</text:p>
      <text:p text:style-name="P31"/>
      <text:p text:style-name="P32">9h-<text:span text:style-name="T27">11h : Panel de gestion administration accessible sans compte avec mot de passe.</text:span></text:p>
      <text:p text:style-name="P32"/>
      <text:p text:style-name="P33">13h-<text:span text:style-name="T28">1</text:span><text:span text:style-name="T30">6</text:span><text:span text:style-name="T28">h</text:span><text:span text:style-name="T30">45</text:span><text:span text:style-name="T28"> : </text:span><text:span text:style-name="T29">Correction défilement slide, et bouton utilisateur, essai de correction rotation image iphone en va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12T16:46:01.487514774</dc:date>
    <meta:editing-duration>P1DT8H32M34S</meta:editing-duration>
    <meta:editing-cycles>203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361" meta:character-count="2282" meta:non-whitespace-character-count="1950"/>
  </office:meta>
</office:document-meta>
</file>